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5.214cm" style:rel-column-width="58653*"/>
    </style:style>
    <style:style style:name="Tabla1.B" style:family="table-column">
      <style:table-column-properties style:column-width="0.847cm" style:rel-column-width="3264*"/>
    </style:style>
    <style:style style:name="Tabla1.C" style:family="table-column">
      <style:table-column-properties style:column-width="0.938cm" style:rel-column-width="361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 fo:background-color="#00ccff">
        <style:background-image/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RECURSO 6 (v3)</text:p>
      <text:p text:style-name="P3"/>
      <text:p text:style-name="P3">LISTA DE COTEJO</text:p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">[169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>Sí</text:p>
          </table:table-cell>
          <table:table-cell table:style-name="Tabla1.C2" office:value-type="string">
            <text:p text:style-name="P4">No</text:p>
          </table:table-cell>
        </table:table-row>
        <table:table-row>
          <table:table-cell table:style-name="Tabla1.A2" office:value-type="string">
            <text:p text:style-name="P4">[170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1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2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3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4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C2" table:number-columns-spanned="3" office:value-type="string">
            <text:p text:style-name="P5">[175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[176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7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8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9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80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C2" table:number-columns-spanned="3" office:value-type="string">
            <text:p text:style-name="P5">[181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[182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3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4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5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6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</table:table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2M27S</meta:editing-duration>
    <meta:editing-cycles>91</meta:editing-cycles>
    <meta:generator>OpenOffice/4.1.6$Win32 OpenOffice.org_project/416m1$Build-9790</meta:generator>
    <dc:date>2019-01-27T14:43:54.50</dc:date>
    <meta:document-statistic meta:table-count="1" meta:image-count="0" meta:object-count="0" meta:page-count="1" meta:paragraph-count="22" meta:word-count="26" meta:character-count="123"/>
    <meta:user-defined meta:name="Info 1"/>
    <meta:user-defined meta:name="Info 2"/>
    <meta:user-defined meta:name="Info 3"/>
    <meta:user-defined meta:name="Info 4"/>
  </office:meta>
</office:document-meta>
</file>